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tat</text:p>
          </table:table-cell>
          <table:table-cell office:value-type="string" table:style-name="ce3">
            <text:p>&lt;-</text:p>
          </table:table-cell>
          <table:table-cell office:value-type="string" table:style-name="ce2">
            <text:p>+</text:p>
          </table:table-cell>
          <table:table-cell office:value-type="string" table:style-name="ce2">
            <text:p>&lt;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(</text:p>
          </table:table-cell>
          <table:table-cell office:value-type="string" table:style-name="ce2">
            <text:p>)</text:p>
          </table:table-cell>
          <table:table-cell office:value-type="string" table:style-name="ce2">
            <text:p>ident</text:p>
          </table:table-cell>
          <table:table-cell office:value-type="string" table:style-name="ce5">
            <text:p>#</text:p>
          </table:table-cell>
          <table:table-cell office:value-type="string" table:style-name="ce4">
            <text:p>E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table:style-name="ce3"/>
          <table:table-cell table:number-columns-repeated="5" table:style-name="ce2"/>
          <table:table-cell office:value-type="string" table:style-name="ce2">
            <text:p>d1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d2</text:p>
          </table:table-cell>
          <table:table-cell table:number-columns-repeated="6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table:style-name="ce3"/>
          <table:table-cell table:number-columns-repeated="3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5</text:p>
          </table:table-cell>
          <table:table-cell office:value-type="string" table:style-name="ce5">
            <text:p>acc</text:p>
          </table:table-cell>
          <table:table-cell office:value-type="float" office:value="3" table:style-name="ce4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table:style-name="ce3"/>
          <table:table-cell office:value-type="string" table:style-name="ce2">
            <text:p>d6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d8</text:p>
          </table:table-cell>
          <table:table-cell table:number-columns-repeated="3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table:style-name="ce3"/>
          <table:table-cell table:number-columns-repeated="3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5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table:style-name="ce3"/>
          <table:table-cell table:number-columns-repeated="6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5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table:style-name="ce3"/>
          <table:table-cell table:number-columns-repeated="3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5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table:style-name="ce3"/>
          <table:table-cell table:number-columns-repeated="3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d5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table:style-name="ce3"/>
          <table:table-cell office:value-type="string" table:style-name="ce2">
            <text:p>d6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d8</text:p>
          </table:table-cell>
          <table:table-cell table:style-name="ce2"/>
          <table:table-cell office:value-type="string" table:style-name="ce2">
            <text:p>d13</text:p>
          </table:table-cell>
          <table:table-cell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table:style-name="ce3"/>
          <table:table-cell office:value-type="string" table:style-name="ce2">
            <text:p>d6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d8</text:p>
          </table:table-cell>
          <table:table-cell table:number-columns-repeated="3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table:style-name="ce3"/>
          <table:table-cell office:value-type="string" table:style-name="ce2">
            <text:p>d6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d8</text:p>
          </table:table-cell>
          <table:table-cell table:number-columns-repeated="3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table:style-name="ce3"/>
          <table:table-cell office:value-type="string" table:style-name="ce2">
            <text:p>d6</text:p>
          </table:table-cell>
          <table:table-cell office:value-type="string" table:style-name="ce2">
            <text:p>d7</text:p>
          </table:table-cell>
          <table:table-cell office:value-type="string" table:style-name="ce2">
            <text:p>d8</text:p>
          </table:table-cell>
          <table:table-cell table:number-columns-repeated="3" table:style-name="ce2"/>
          <table:table-cell table:style-name="ce5"/>
          <table:table-cell table:style-name="ce4"/>
          <table:table-cell table:number-columns-repeated="16373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table:style-name="ce3"/>
          <table:table-cell table:number-columns-repeated="6" table:style-name="ce2"/>
          <table:table-cell table:style-name="ce5"/>
          <table:table-cell table:style-name="ce4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pon Theo</meta:initial-creator>
    <dc:creator>théo chapon</dc:creator>
    <meta:creation-date>2014-10-17T09:06:52Z</meta:creation-date>
    <dc:date>2014-11-04T11:20:39Z</dc:date>
    <meta:editing-cycles>2</meta:editing-cycles>
    <meta:editing-duration>PT8927S</meta:editing-duration>
  </office:meta>
</office:document-meta>
</file>